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6.853cm" fo:margin-left="5.487cm" fo:margin-right="4.658cm" table:align="margins"/>
    </style:style>
    <style:style style:name="Tabla1.A" style:family="table-column">
      <style:table-column-properties style:column-width="3.016cm" style:rel-column-width="28845*"/>
    </style:style>
    <style:style style:name="Tabla1.B" style:family="table-column">
      <style:table-column-properties style:column-width="3.836cm" style:rel-column-width="36690*"/>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data-style-name="N0">
      <style:table-cell-properties fo:padding="0.097cm" fo:border-left="0.002cm solid #000000" fo:border-right="0.002cm solid #000000" fo:border-top="none" fo:border-bottom="0.002cm solid #000000"/>
    </style:style>
    <style:style style:name="Tabla2" style:family="table">
      <style:table-properties style:width="12.277cm" fo:margin-left="0.54cm" fo:margin-right="4.182cm" table:align="margins"/>
    </style:style>
    <style:style style:name="Tabla2.A" style:family="table-column">
      <style:table-column-properties style:column-width="3.254cm" style:rel-column-width="17372*"/>
    </style:style>
    <style:style style:name="Tabla2.B" style:family="table-column">
      <style:table-column-properties style:column-width="3.784cm" style:rel-column-width="20197*"/>
    </style:style>
    <style:style style:name="Tabla2.C" style:family="table-column">
      <style:table-column-properties style:column-width="3.757cm" style:rel-column-width="20055*"/>
    </style:style>
    <style:style style:name="Tabla2.D" style:family="table-column">
      <style:table-column-properties style:column-width="1.482cm" style:rel-column-width="7911*"/>
    </style:style>
    <style:style style:name="Tabla2.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2.D1" style:family="table-cell">
      <style:table-cell-properties fo:background-color="#000080" fo:padding="0.097cm" fo:border="0.002cm solid #000000">
        <style:background-image/>
      </style:table-cell-properties>
    </style:style>
    <style:style style:name="Tabla2.A2" style:family="table-cell">
      <style:table-cell-properties fo:background-color="#4d4d4d" fo:padding="0.097cm" fo:border-left="0.002cm solid #000000" fo:border-right="none" fo:border-top="none" fo:border-bottom="0.002cm solid #000000">
        <style:background-image/>
      </style:table-cell-properties>
    </style:style>
    <style:style style:name="Tabla2.B2" style:family="table-cell">
      <style:table-cell-properties fo:background-color="#ffffff" fo:padding="0.097cm" fo:border-left="0.002cm solid #000000" fo:border-right="none" fo:border-top="none" fo:border-bottom="0.002cm solid #000000">
        <style:background-image/>
      </style:table-cell-properties>
    </style:style>
    <style:style style:name="Tabla2.C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2.D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2.B4" style:family="table-cell" style:data-style-name="N0">
      <style:table-cell-properties fo:background-color="#cccccc" fo:padding="0.097cm" fo:border-left="0.002cm solid #000000" fo:border-right="none" fo:border-top="none" fo:border-bottom="0.002cm solid #000000">
        <style:background-image/>
      </style:table-cell-properties>
    </style:style>
    <style:style style:name="Tabla2.D4" style:family="table-cell" style:data-style-name="N0">
      <style:table-cell-properties fo:background-color="#cccccc"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Table_20_Contents">
      <style:text-properties fo:font-weight="normal" style:font-weight-asian="normal" style:font-weight-complex="normal"/>
    </style:style>
    <style:style style:name="P6" style:family="paragraph" style:parent-style-name="Table_20_Contents">
      <style:paragraph-properties fo:text-align="center" style:justify-single-word="false"/>
      <style:text-properties fo:font-weight="normal" style:font-weight-asian="normal" style:font-weight-complex="normal"/>
    </style:style>
    <style:style style:name="P7"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Table_20_Contents">
      <style:paragraph-properties fo:text-align="justify"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list-style-name="L1">
      <style:text-properties fo:font-size="12pt" fo:font-weight="bold" style:font-size-asian="10.5pt" style:font-weight-asian="bold" style:font-size-complex="12pt"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list-style-name="L2">
      <style:text-properties fo:font-weight="normal" style:font-weight-asian="normal" style:font-weight-complex="normal"/>
    </style:style>
    <style:style style:name="P13" style:family="paragraph" style:parent-style-name="Standard" style:list-style-name="L2">
      <style:paragraph-properties fo:margin-left="0.132cm" fo:margin-right="0cm" fo:text-indent="-0.635cm" style:auto-text-indent="false">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ueba final Estadística Aplicada SCP . 12 de septiembre de 2011.</text:p>
      <text:list xml:id="list168039010" text:style-name="L1">
        <text:list-header>
          <text:p text:style-name="P10">Responder a las siguientes preguntas, razonando adecuadamente y mostrando los cálculos. Este examen representa un 25 % de la nota final. Duración: 1h30. </text:p>
        </text:list-header>
      </text:list>
      <text:p text:style-name="P11"/>
      <text:p text:style-name="Standard"><text:span text:style-name="T1">Pregunta 1) </text:span><text:span text:style-name="T2">Consideremos los siguientes datos correspondientes los resultados electorales de una formación política X en las pasadas elecciones al Consell de Mallorca (fuente: Ultima Hora 24/5/2011):</text:span></text:p>
      <text:p text:style-name="P2"/>
      <text:p text:style-name="P2"/>
      <table:table table:name="Tabla1" table:style-name="Tabla1">
        <table:table-column table:style-name="Tabla1.A"/>
        <table:table-column table:style-name="Tabla1.B"/>
        <table:table-row>
          <table:table-cell table:style-name="Tabla1.A1" office:value-type="string">
            <text:p text:style-name="P6">Municipio</text:p>
          </table:table-cell>
          <table:table-cell table:style-name="Tabla1.B1" office:value-type="string">
            <text:p text:style-name="P5">Número votos</text:p>
          </table:table-cell>
        </table:table-row>
        <table:table-row>
          <table:table-cell table:style-name="Tabla1.A2" office:value-type="string">
            <text:p text:style-name="Table_20_Contents">Alaró</text:p>
          </table:table-cell>
          <table:table-cell table:style-name="Tabla1.B2" office:value-type="float" office:value="68">
            <text:p text:style-name="Table_20_Contents">68</text:p>
          </table:table-cell>
        </table:table-row>
        <table:table-row>
          <table:table-cell table:style-name="Tabla1.A2" office:value-type="string">
            <text:p text:style-name="Table_20_Contents">Alcudia</text:p>
          </table:table-cell>
          <table:table-cell table:style-name="Tabla1.B2" office:value-type="float" office:value="285">
            <text:p text:style-name="Table_20_Contents">285</text:p>
          </table:table-cell>
        </table:table-row>
        <table:table-row>
          <table:table-cell table:style-name="Tabla1.A2" office:value-type="string">
            <text:p text:style-name="Table_20_Contents">Algaida</text:p>
          </table:table-cell>
          <table:table-cell table:style-name="Tabla1.B2" office:value-type="float" office:value="35">
            <text:p text:style-name="Table_20_Contents">35</text:p>
          </table:table-cell>
        </table:table-row>
        <table:table-row>
          <table:table-cell table:style-name="Tabla1.A2" office:value-type="string">
            <text:p text:style-name="Table_20_Contents">Andratx</text:p>
          </table:table-cell>
          <table:table-cell table:style-name="Tabla1.B2" office:value-type="float" office:value="76">
            <text:p text:style-name="Table_20_Contents">76</text:p>
          </table:table-cell>
        </table:table-row>
        <table:table-row>
          <table:table-cell table:style-name="Tabla1.A2" office:value-type="string">
            <text:p text:style-name="Table_20_Contents">Ariany</text:p>
          </table:table-cell>
          <table:table-cell table:style-name="Tabla1.B2" office:value-type="float" office:value="12">
            <text:p text:style-name="Table_20_Contents">12</text:p>
          </table:table-cell>
        </table:table-row>
        <table:table-row>
          <table:table-cell table:style-name="Tabla1.A2" office:value-type="string">
            <text:p text:style-name="Table_20_Contents">Artà</text:p>
          </table:table-cell>
          <table:table-cell table:style-name="Tabla1.B2" office:value-type="float" office:value="89">
            <text:p text:style-name="Table_20_Contents">89</text:p>
          </table:table-cell>
        </table:table-row>
        <table:table-row>
          <table:table-cell table:style-name="Tabla1.A2" office:value-type="string">
            <text:p text:style-name="Table_20_Contents">Banyalbufar</text:p>
          </table:table-cell>
          <table:table-cell table:style-name="Tabla1.B2" office:value-type="float" office:value="13">
            <text:p text:style-name="Table_20_Contents">13</text:p>
          </table:table-cell>
        </table:table-row>
        <table:table-row>
          <table:table-cell table:style-name="Tabla1.A2" office:value-type="string">
            <text:p text:style-name="Table_20_Contents">Binissalem</text:p>
          </table:table-cell>
          <table:table-cell table:style-name="Tabla1.B2" office:value-type="float" office:value="58">
            <text:p text:style-name="Table_20_Contents">58</text:p>
          </table:table-cell>
        </table:table-row>
        <table:table-row>
          <table:table-cell table:style-name="Tabla1.A2" office:value-type="string">
            <text:p text:style-name="Table_20_Contents">Búger</text:p>
          </table:table-cell>
          <table:table-cell table:style-name="Tabla1.B2" office:value-type="float" office:value="31">
            <text:p text:style-name="Table_20_Contents">31</text:p>
          </table:table-cell>
        </table:table-row>
        <table:table-row>
          <table:table-cell table:style-name="Tabla1.A2" office:value-type="string">
            <text:p text:style-name="Table_20_Contents">Bunyola</text:p>
          </table:table-cell>
          <table:table-cell table:style-name="Tabla1.B2" office:value-type="float" office:value="64">
            <text:p text:style-name="Table_20_Contents">64</text:p>
          </table:table-cell>
        </table:table-row>
      </table:table>
      <text:p text:style-name="P3"/>
      <text:p text:style-name="P2"/>
      <text:p text:style-name="P2">a) Calcular la media y la desviación típica del número de votos por municipio. <text:span text:style-name="T1">(1 punto)</text:span></text:p>
      <text:p text:style-name="P2"/>
      <text:p text:style-name="Standard"><text:span text:style-name="T2">b) Dibujar el </text:span><text:span text:style-name="T1">diagrama de caja</text:span><text:span text:style-name="T2"> correspondiente a los datos anteriores, indicando todos los valores numéricos relevantes: mediana, cuartiles, rango intercuartílico, límites entre valores típicos y atípicos, entre atípicos y extremos, valores típicos máximo y mínimo. Indicar qué valores son atípicos y extremos, si los hay. </text:span><text:span text:style-name="T1">(3 puntos)</text:span></text:p>
      <text:p text:style-name="P2"/>
      <text:p text:style-name="P2"/>
      <text:p text:style-name="P2"><text:span text:style-name="T1">Pregunta 2)</text:span> Se han realizado una serie de pruebas <text:s/>para saber como influye el aviso de <text:s/>la presencia de un radar sobre la velocidad del los vehículos. Para ello <text:s/>disponemos de observaciones las velocidades de 150 vehículos. En algunos casos se avisaba con antelación en una pantalla la presencia del radar, en otros casos la pantalla aportaba otra información. Los resultados se resumen en la siguiente tabla:</text:p>
      <text:p text:style-name="P2"/>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7"/>
          </table:table-cell>
          <table:table-cell table:style-name="Tabla2.A1" office:value-type="string">
            <text:p text:style-name="P7">Con Aviso Radar</text:p>
          </table:table-cell>
          <table:table-cell table:style-name="Tabla2.A1" office:value-type="string">
            <text:p text:style-name="P7">Sin aviso Radar</text:p>
          </table:table-cell>
          <table:table-cell table:style-name="Tabla2.D1" office:value-type="string">
            <text:p text:style-name="P7">Total</text:p>
          </table:table-cell>
        </table:table-row>
        <table:table-row>
          <table:table-cell table:style-name="Tabla2.A2" office:value-type="string">
            <text:p text:style-name="P7">Supera la velocidad</text:p>
          </table:table-cell>
          <table:table-cell table:style-name="Tabla2.B2" office:value-type="string">
            <text:p text:style-name="P8">55</text:p>
          </table:table-cell>
          <table:table-cell table:style-name="Tabla2.C2" office:value-type="float" office:value="10">
            <text:p text:style-name="P8">10</text:p>
          </table:table-cell>
          <table:table-cell table:style-name="Tabla2.D2" office:value-type="string">
            <text:p text:style-name="P9">65</text:p>
          </table:table-cell>
        </table:table-row>
        <table:table-row>
          <table:table-cell table:style-name="Tabla2.A2" office:value-type="string">
            <text:p text:style-name="P7">Velocidad</text:p>
            <text:p text:style-name="P7">adecuada</text:p>
          </table:table-cell>
          <table:table-cell table:style-name="Tabla2.B2" office:value-type="string">
            <text:p text:style-name="P8">45</text:p>
          </table:table-cell>
          <table:table-cell table:style-name="Tabla2.C2" office:value-type="float" office:value="40">
            <text:p text:style-name="P8">40</text:p>
          </table:table-cell>
          <table:table-cell table:style-name="Tabla2.D2" office:value-type="string">
            <text:p text:style-name="P9">95</text:p>
          </table:table-cell>
        </table:table-row>
        <table:table-row>
          <table:table-cell table:style-name="Tabla2.A2" office:value-type="string">
            <text:p text:style-name="P7">Total </text:p>
          </table:table-cell>
          <table:table-cell table:style-name="Tabla2.B4" office:value-type="float" office:value="100">
            <text:p text:style-name="P9">100</text:p>
          </table:table-cell>
          <table:table-cell table:style-name="Tabla2.B4" office:value-type="float" office:value="50">
            <text:p text:style-name="P9">50</text:p>
          </table:table-cell>
          <table:table-cell table:style-name="Tabla2.D4" office:value-type="float" office:value="150">
            <text:p text:style-name="P9">150</text:p>
          </table:table-cell>
        </table:table-row>
      </table:table>
      <text:p text:style-name="P2"/>
      <text:list xml:id="list978189134" text:style-name="L2">
        <text:list-header>
          <text:p text:style-name="P12"/>
          <text:p text:style-name="P13"><text:span text:style-name="T2">Utilizando las frecuencias relativas como probabilidades, calcular la probabilidad de que <text:s/>un conductor lleve <text:s/>Velocidad Adecuada condicionado a que ha <text:s/>que el conductor ha sido avisado de </text:span><text:soft-page-break/><text:span text:style-name="T2">la presencia del radar.</text:span><text:span text:style-name="T1">(3 puntos)</text:span></text:p>
        </text:list-header>
      </text:list>
      <text:p text:style-name="P2"/>
      <text:p text:style-name="P2"/>
      <text:p text:style-name="Standard"><text:span text:style-name="T1">Pregunta 3) </text:span><text:span text:style-name="T2"><text:s/>Sea X la variable aleatoria que nos da el tiempo transcurrido, en minutos, entre que se produce un aviso de siniestro en carretera hasta que llega la primera unidad de emergencia al lugar del siniestro. Supongamos que por experiencia se sabe que E(X)=20 y Var(X)=36.</text:span></text:p>
      <text:p text:style-name="P2"/>
      <text:p text:style-name="Standard"><text:span text:style-name="T2">Durante una semana se producen n=100 siniestros. Utilizad el Teorema del Límite Central para aproximar <text:s/></text:span><text:span text:style-name="T2"><draw:frame draw:style-name="fr1" draw:name="Objeto1" text:anchor-type="as-char" svg:y="-0.487cm" svg:width="2.813cm" svg:height="0.483cm" draw:z-index="0"><draw:object xlink:href="./Object 1" xlink:type="simple" xlink:show="embed" xlink:actuate="onLoad"/><draw:image xlink:href="./ObjectReplacements/Object 1" xlink:type="simple" xlink:show="embed" xlink:actuate="onLoad"/><svg:desc>fórmula</svg:desc></draw:frame></text:span><text:span text:style-name="T2">.</text:span><text:span text:style-name="T1">(3 puntos)</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9-08T12:17:19</dc:date>
    <meta:editing-duration>PT3H51M59S</meta:editing-duration>
    <meta:editing-cycles>21</meta:editing-cycles>
    <meta:generator>LibreOffice/3.3$Linux LibreOffice_project/330m19$Build-202</meta:generator>
    <meta:print-date>2010-06-02T12:01:32</meta:print-date>
    <meta:printed-by>ricardo </meta:printed-by>
    <dc:creator>ricardo </dc:creator>
    <meta:document-statistic meta:table-count="2" meta:image-count="0" meta:object-count="1" meta:page-count="2" meta:paragraph-count="47" meta:word-count="333" meta:character-count="2072"/>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i>P</math:mi>
      <math:mrow>
        <math:mo math:stretchy="false">(</math:mo>
        <math:mrow>
          <math:mrow>
            <math:mn>18</math:mn>
            <math:mo math:stretchy="false">&lt;</math:mo>
            <math:mover math:accent="true">
              <math:mi>X</math:mi>
              <math:mo math:stretchy="false">ˉ</math:mo>
            </math:mover>
          </math:mrow>
          <math:mo math:stretchy="false">≤</math:mo>
          <math:mn>20</math:mn>
        </math:mrow>
        <math:mo math:stretchy="false">)</math:mo>
      </math:mrow>
    </math:mrow>
    <math:annotation math:encoding="StarMath 5.0">P(18 &lt; bar X &lt;=20)
 
 
  </math:annotation>
  </math:semantics>
</math:math>
</file>